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2.409cm"/>
    </style:style>
    <style:style style:name="co13" style:family="table-column">
      <style:table-column-properties fo:break-before="auto" style:column-width="2.515cm"/>
    </style:style>
    <style:style style:name="co14" style:family="table-column">
      <style:table-column-properties fo:break-before="auto" style:column-width="2.147cm"/>
    </style:style>
    <style:style style:name="co15" style:family="table-column">
      <style:table-column-properties fo:break-before="auto" style:column-width="1.277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3.018cm"/>
    </style:style>
    <style:style style:name="co18" style:family="table-column">
      <style:table-column-properties fo:break-before="auto" style:column-width="2.66cm"/>
    </style:style>
    <style:style style:name="co19" style:family="table-column">
      <style:table-column-properties fo:break-before="auto" style:column-width="1.24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3.323cm"/>
    </style:style>
    <style:style style:name="co24" style:family="table-column">
      <style:table-column-properties fo:break-before="auto" style:column-width="2.106cm"/>
    </style:style>
    <style:style style:name="co25" style:family="table-column">
      <style:table-column-properties fo:break-before="auto" style:column-width="1.526cm"/>
    </style:style>
    <style:style style:name="co26" style:family="table-column">
      <style:table-column-properties fo:break-before="auto" style:column-width="1.305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2.521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2.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/>
    </style:style>
  </office:automatic-styles>
  <office:body>
    <office:spreadsheet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Q4]=&quot;****&quot;)AND([.Q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Q5]=&quot;****&quot;)AND([.Q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Q6]=&quot;****&quot;)AND([.Q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Q7]=&quot;****&quot;)AND([.Q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Q8]=&quot;****&quot;)AND([.Q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Q9]=&quot;****&quot;)AND([.Q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Q10]=&quot;****&quot;)AND([.Q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Q11]=&quot;****&quot;)AND([.Q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Q12]=&quot;****&quot;)AND([.Q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Q13]=&quot;****&quot;)AND([.Q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Q14]=&quot;****&quot;)AND([.Q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Q15]=&quot;****&quot;)AND([.Q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Q16]=&quot;****&quot;)AND([.Q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Q17]=&quot;****&quot;)AND([.Q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Q18]=&quot;****&quot;)AND([.Q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Q19]=&quot;****&quot;)AND([.Q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Q20]=&quot;****&quot;)AND([.Q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Q21]=&quot;****&quot;)AND([.Q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Q22]=&quot;****&quot;)AND([.Q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Q23]=&quot;****&quot;)AND([.Q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4]&gt;20)OR(NOT([.Q24]=&quot;****&quot;)AND([.Q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25]&gt;20)OR(NOT([.Q25]=&quot;****&quot;)AND([.Q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26]&gt;20)OR(NOT([.Q26]=&quot;****&quot;)AND([.Q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27]&gt;20)OR(NOT([.Q27]=&quot;****&quot;)AND([.Q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([.F28]&gt;20)OR(NOT([.Q28]=&quot;****&quot;)AND([.Q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9]&gt;20)OR(NOT([.Q29]=&quot;****&quot;)AND([.Q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0]&gt;20)OR(NOT([.Q30]=&quot;****&quot;)AND([.Q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1]&gt;20)OR(NOT([.Q31]=&quot;****&quot;)AND([.Q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2]&gt;20)OR(NOT([.Q32]=&quot;****&quot;)AND([.Q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3]&gt;20)OR(NOT([.Q33]=&quot;****&quot;)AND([.Q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4]&gt;20)OR(NOT([.Q34]=&quot;****&quot;)AND([.Q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5]&gt;20)OR(NOT([.Q35]=&quot;****&quot;)AND([.Q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6]&gt;20)OR(NOT([.Q36]=&quot;****&quot;)AND([.Q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37]&gt;20)OR(NOT([.Q37]=&quot;****&quot;)AND([.Q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8]&gt;20)OR(NOT([.Q38]=&quot;****&quot;)AND([.Q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9]&gt;20)OR(NOT([.Q39]=&quot;****&quot;)AND([.Q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40]&gt;20)OR(NOT([.Q40]=&quot;****&quot;)AND([.Q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41]&gt;20)OR(NOT([.Q41]=&quot;****&quot;)AND([.Q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2]&gt;20)OR(NOT([.Q42]=&quot;****&quot;)AND([.Q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5]&gt;20)OR(NOT([.Q45]=&quot;****&quot;)AND([.Q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46]&gt;20)OR(NOT([.Q46]=&quot;****&quot;)AND([.Q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47]&gt;20)OR(NOT([.Q47]=&quot;****&quot;)AND([.Q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48]&gt;20)OR(NOT([.Q48]=&quot;****&quot;)AND([.Q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49]&gt;20)OR(NOT([.Q49]=&quot;****&quot;)AND([.Q4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0]&gt;20)OR(NOT([.Q50]=&quot;****&quot;)AND([.Q5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1]&gt;20)OR(NOT([.Q51]=&quot;****&quot;)AND([.Q5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52]&gt;20)OR(NOT([.Q52]=&quot;****&quot;)AND([.Q5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3]&gt;20)OR(NOT([.Q53]=&quot;****&quot;)AND([.Q5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4]&gt;20)OR(NOT([.Q54]=&quot;****&quot;)AND([.Q5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5]&gt;20)OR(NOT([.Q55]=&quot;****&quot;)AND([.Q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56]&gt;20)OR(NOT([.Q56]=&quot;****&quot;)AND([.Q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57]&gt;20)OR(NOT([.Q57]=&quot;****&quot;)AND([.Q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8]&gt;20)OR(NOT([.Q58]=&quot;****&quot;)AND([.Q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([.F59]&gt;20)OR(NOT([.Q59]=&quot;****&quot;)AND([.Q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([.F60]&gt;20)OR(NOT([.Q60]=&quot;****&quot;)AND([.Q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([.F61]&gt;20)OR(NOT([.Q61]=&quot;****&quot;)AND([.Q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([.F62]&gt;20)OR(NOT([.Q62]=&quot;****&quot;)AND([.Q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63]&gt;20)OR(NOT([.Q63]=&quot;****&quot;)AND([.Q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([.F64]&gt;20)OR(NOT([.Q64]=&quot;****&quot;)AND([.Q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([.F65]&gt;20)OR(NOT([.Q65]=&quot;****&quot;)AND([.Q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([.F66]&gt;20)OR(NOT([.Q66]=&quot;****&quot;)AND([.Q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67]&gt;20)OR(NOT([.Q67]=&quot;****&quot;)AND([.Q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weapon" table:style-name="ta1" table:print="false"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2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Q4]=&quot;****&quot;)AND([.Q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Q5]=&quot;****&quot;)AND([.Q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Q6]=&quot;****&quot;)AND([.Q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Q7]=&quot;****&quot;)AND([.Q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Q8]=&quot;****&quot;)AND([.Q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Q9]=&quot;****&quot;)AND([.Q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Q10]=&quot;****&quot;)AND([.Q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Q11]=&quot;****&quot;)AND([.Q1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Q12]=&quot;****&quot;)AND([.Q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Q13]=&quot;****&quot;)AND([.Q1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Q14]=&quot;****&quot;)AND([.Q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Q15]=&quot;****&quot;)AND([.Q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Q16]=&quot;****&quot;)AND([.Q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Q17]=&quot;****&quot;)AND([.Q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Q18]=&quot;****&quot;)AND([.Q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Q19]=&quot;****&quot;)AND([.Q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Q20]=&quot;****&quot;)AND([.Q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Q21]=&quot;****&quot;)AND([.Q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Q22]=&quot;****&quot;)AND([.Q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Q23]=&quot;****&quot;)AND([.Q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24]&gt;20)OR(NOT([.Q24]=&quot;****&quot;)AND([.Q2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5]&gt;20)OR(NOT([.Q25]=&quot;****&quot;)AND(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6]&gt;20)OR(NOT([.Q26]=&quot;****&quot;)AND([.Q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7]&gt;20)OR(NOT([.Q27]=&quot;****&quot;)AND([.Q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28]&gt;20)OR(NOT([.Q28]=&quot;****&quot;)AND([.Q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([.F29]&gt;20)OR(NOT([.Q29]=&quot;****&quot;)AND([.Q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F30]&gt;20)OR(NOT([.Q30]=&quot;****&quot;)AND([.Q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1]&gt;20)OR(NOT([.Q31]=&quot;****&quot;)AND([.Q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2]&gt;20)OR(NOT([.Q32]=&quot;****&quot;)AND([.Q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3]&gt;20)OR(NOT([.Q33]=&quot;****&quot;)AND([.Q3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4]&gt;20)OR(NOT([.Q34]=&quot;****&quot;)AND([.Q3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5]&gt;20)OR(NOT([.Q35]=&quot;****&quot;)AND([.Q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6]&gt;20)OR(NOT([.Q36]=&quot;****&quot;)AND([.Q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7]&gt;20)OR(NOT([.Q37]=&quot;****&quot;)AND([.Q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38]&gt;20)OR(NOT([.Q38]=&quot;****&quot;)AND([.Q3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([.F39]&gt;20)OR(NOT([.Q39]=&quot;****&quot;)AND([.Q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40]&gt;20)OR(NOT([.Q40]=&quot;****&quot;)AND([.Q4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1]&gt;20)OR(NOT([.Q41]=&quot;****&quot;)AND([.Q4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2]&gt;20)OR(NOT([.Q42]=&quot;****&quot;)AND([.Q4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3]&gt;20)OR(NOT([.Q43]=&quot;****&quot;)AND([.Q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([.F44]&gt;20)OR(NOT([.Q44]=&quot;****&quot;)AND([.Q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([.F45]&gt;20)OR(NOT([.Q45]=&quot;****&quot;)AND([.Q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([.F46]&gt;20)OR(NOT([.Q46]=&quot;****&quot;)AND([.Q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craft_wondrous" table:style-name="ta1" table:print="false">
        <table:table-column table:style-name="co21" table:number-columns-repeated="3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table:number-columns-repeated="32"/>
        </table:table-row>
        <table:table-row table:style-name="ro1">
          <table:table-cell office:value-type="float" office:value="17">
            <text:p>17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table:number-columns-repeated="32"/>
        </table:table-row>
        <table:table-row table:style-name="ro1">
          <table:table-cell office:value-type="float" office:value="20">
            <text:p>20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table:number-columns-repeated="32"/>
        </table:table-row>
        <table:table-row table:style-name="ro1">
          <table:table-cell office:value-type="float" office:value="25">
            <text:p>25</text:p>
          </table:table-cell>
          <table:table-cell table:number-columns-repeated="32"/>
        </table:table-row>
        <table:table-row table:style-name="ro1">
          <table:table-cell office:value-type="float" office:value="26">
            <text:p>26</text:p>
          </table:table-cell>
          <table:table-cell table:number-columns-repeated="32"/>
        </table:table-row>
        <table:table-row table:style-name="ro1">
          <table:table-cell office:value-type="float" office:value="27">
            <text:p>27</text:p>
          </table:table-cell>
          <table:table-cell table:number-columns-repeated="32"/>
        </table:table-row>
        <table:table-row table:style-name="ro1">
          <table:table-cell office:value-type="float" office:value="28">
            <text:p>28</text:p>
          </table:table-cell>
          <table:table-cell table:number-columns-repeated="32"/>
        </table:table-row>
        <table:table-row table:style-name="ro1">
          <table:table-cell office:value-type="float" office:value="29">
            <text:p>29</text:p>
          </table:table-cell>
          <table:table-cell table:number-columns-repeated="32"/>
        </table:table-row>
        <table:table-row table:style-name="ro1">
          <table:table-cell office:value-type="float" office:value="30">
            <text:p>30</text:p>
          </table:table-cell>
          <table:table-cell table:number-columns-repeated="32"/>
        </table:table-row>
        <table:table-row table:style-name="ro1">
          <table:table-cell office:value-type="float" office:value="31">
            <text:p>31</text:p>
          </table:table-cell>
          <table:table-cell table:number-columns-repeated="32"/>
        </table:table-row>
        <table:table-row table:style-name="ro1">
          <table:table-cell office:value-type="float" office:value="32">
            <text:p>32</text:p>
          </table:table-cell>
          <table:table-cell table:number-columns-repeated="32"/>
        </table:table-row>
        <table:table-row table:style-name="ro1">
          <table:table-cell office:value-type="float" office:value="33">
            <text:p>33</text:p>
          </table:table-cell>
          <table:table-cell table:number-columns-repeated="32"/>
        </table:table-row>
        <table:table-row table:style-name="ro1">
          <table:table-cell office:value-type="float" office:value="34">
            <text:p>34</text:p>
          </table:table-cell>
          <table:table-cell table:number-columns-repeated="32"/>
        </table:table-row>
        <table:table-row table:style-name="ro1">
          <table:table-cell office:value-type="float" office:value="35">
            <text:p>35</text:p>
          </table:table-cell>
          <table:table-cell table:number-columns-repeated="32"/>
        </table:table-row>
        <table:table-row table:style-name="ro1">
          <table:table-cell office:value-type="float" office:value="36">
            <text:p>36</text:p>
          </table:table-cell>
          <table:table-cell table:number-columns-repeated="32"/>
        </table:table-row>
        <table:table-row table:style-name="ro1">
          <table:table-cell office:value-type="float" office:value="37">
            <text:p>37</text:p>
          </table:table-cell>
          <table:table-cell table:number-columns-repeated="32"/>
        </table:table-row>
        <table:table-row table:style-name="ro1">
          <table:table-cell office:value-type="float" office:value="38">
            <text:p>38</text:p>
          </table:table-cell>
          <table:table-cell table:number-columns-repeated="32"/>
        </table:table-row>
        <table:table-row table:style-name="ro1">
          <table:table-cell office:value-type="float" office:value="39">
            <text:p>39</text:p>
          </table:table-cell>
          <table:table-cell table:number-columns-repeated="32"/>
        </table:table-row>
        <table:table-row table:style-name="ro1">
          <table:table-cell office:value-type="float" office:value="40">
            <text:p>40</text:p>
          </table:table-cell>
          <table:table-cell table:number-columns-repeated="32"/>
        </table:table-row>
        <table:table-row table:style-name="ro1">
          <table:table-cell office:value-type="float" office:value="41">
            <text:p>41</text:p>
          </table:table-cell>
          <table:table-cell table:number-columns-repeated="32"/>
        </table:table-row>
        <table:table-row table:style-name="ro1">
          <table:table-cell office:value-type="float" office:value="42">
            <text:p>42</text:p>
          </table:table-cell>
          <table:table-cell table:number-columns-repeated="32"/>
        </table:table-row>
        <table:table-row table:style-name="ro1">
          <table:table-cell office:value-type="float" office:value="43">
            <text:p>43</text:p>
          </table:table-cell>
          <table:table-cell table:number-columns-repeated="32"/>
        </table:table-row>
        <table:table-row table:style-name="ro1">
          <table:table-cell office:value-type="float" office:value="44">
            <text:p>44</text:p>
          </table:table-cell>
          <table:table-cell table:number-columns-repeated="32"/>
        </table:table-row>
        <table:table-row table:style-name="ro1">
          <table:table-cell office:value-type="float" office:value="45">
            <text:p>45</text:p>
          </table:table-cell>
          <table:table-cell table:number-columns-repeated="32"/>
        </table:table-row>
        <table:table-row table:style-name="ro1">
          <table:table-cell office:value-type="float" office:value="46">
            <text:p>46</text:p>
          </table:table-cell>
          <table:table-cell table:number-columns-repeated="32"/>
        </table:table-row>
        <table:table-row table:style-name="ro1">
          <table:table-cell office:value-type="float" office:value="47">
            <text:p>47</text:p>
          </table:table-cell>
          <table:table-cell table:number-columns-repeated="32"/>
        </table:table-row>
        <table:table-row table:style-name="ro1">
          <table:table-cell office:value-type="float" office:value="48">
            <text:p>48</text:p>
          </table:table-cell>
          <table:table-cell table:number-columns-repeated="32"/>
        </table:table-row>
        <table:table-row table:style-name="ro1">
          <table:table-cell office:value-type="float" office:value="49">
            <text:p>49</text:p>
          </table:table-cell>
          <table:table-cell table:number-columns-repeated="32"/>
        </table:table-row>
        <table:table-row table:style-name="ro1">
          <table:table-cell office:value-type="float" office:value="50">
            <text:p>50</text:p>
          </table:table-cell>
          <table:table-cell table:number-columns-repeated="32"/>
        </table:table-row>
      </table:table>
      <table:table table:name="craft_ring" table:style-name="ta1" table:print="false">
        <table:table-column table:style-name="co2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0">10/09/2006</text:date>, <text:time>12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9-10T12:12:57</dc:date>
    <dc:language>en-US</dc:language>
    <meta:editing-cycles>83</meta:editing-cycles>
    <meta:editing-duration>P3DT7H20M48S</meta:editing-duration>
    <meta:user-defined meta:name="Info 1"/>
    <meta:user-defined meta:name="Info 2"/>
    <meta:user-defined meta:name="Info 3"/>
    <meta:user-defined meta:name="Info 4"/>
    <meta:document-statistic meta:table-count="4" meta:cell-count="3698"/>
  </office:meta>
</office:document-meta>
</file>